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0835B0E535A7EC3793B.png" manifest:media-type="image/png"/>
  <manifest:file-entry manifest:full-path="Pictures/100000010000025200000078569117DEE2CDA8D2.png" manifest:media-type="image/png"/>
  <manifest:file-entry manifest:full-path="Pictures/1000000100000252000000A3555B53F69E03975C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80000001159D45ED361926253A.png" manifest:media-type="image/png"/>
  <manifest:file-entry manifest:full-path="Pictures/100000010000024F0000004216D92A0626665A41.png" manifest:media-type="image/png"/>
  <manifest:file-entry manifest:full-path="Pictures/10000001000001A60000003BA5FA2E78E42A82F4.png" manifest:media-type="image/png"/>
  <manifest:file-entry manifest:full-path="Pictures/1000000100000256000001075037880415517961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95000001A1437E2A9DE3639159.png" manifest:media-type="image/png"/>
  <manifest:file-entry manifest:full-path="Pictures/10000001000005AD0000007B3859823E4F23F0EC.png" manifest:media-type="image/png"/>
  <manifest:file-entry manifest:full-path="Pictures/1000000100000283000001815D9C394994FBA7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0d3caa" officeooo:paragraph-rsid="000d3caa"/>
    </style:style>
    <style:style style:name="P13" style:family="paragraph" style:parent-style-name="Standard">
      <style:text-properties officeooo:rsid="0053326d" officeooo:paragraph-rsid="0053326d"/>
    </style:style>
    <style:style style:name="P14" style:family="paragraph" style:parent-style-name="Standard">
      <style:text-properties officeooo:rsid="0027f756" officeooo:paragraph-rsid="00366a0c"/>
    </style:style>
    <style:style style:name="P15" style:family="paragraph" style:parent-style-name="Standard">
      <style:text-properties officeooo:rsid="0070c8ee" officeooo:paragraph-rsid="0070c8ee"/>
    </style:style>
    <style:style style:name="P16" style:family="paragraph" style:parent-style-name="Standard">
      <style:text-properties officeooo:rsid="0076648d" officeooo:paragraph-rsid="0076648d"/>
    </style:style>
    <style:style style:name="P17" style:family="paragraph" style:parent-style-name="Standard">
      <style:text-properties officeooo:rsid="0085e298" officeooo:paragraph-rsid="0085e298"/>
    </style:style>
    <style:style style:name="P18" style:family="paragraph" style:parent-style-name="Standard">
      <style:text-properties officeooo:rsid="008a2eb8" officeooo:paragraph-rsid="008a2eb8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Bash is the reference</text:p>
      <text:p text:style-name="P13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1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3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1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1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1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1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5">but redirection (not heredoc) take also fd</text:p>
      <text:p text:style-name="P15"/>
      <text:p text:style-name="P16">note that operator can be stick to an unquoted word</text:p>
      <text:p text:style-name="P16"/>
      <text:p text:style-name="P16"><draw:frame draw:style-name="fr1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1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1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1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2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7"><text:soft-page-break/>heredoc always expand variable <text:span text:style-name="T26">if the delimiter is not quoted</text:span></text:p>
      <text:p text:style-name="P17"/>
      <text:p text:style-name="P17"><draw:frame draw:style-name="fr2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8">if quoted, no expansions</text:p>
      <text:p text:style-name="P18"/>
      <text:p text:style-name="P18"><draw:frame draw:style-name="fr2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1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1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7-30T15:08:04.799037573</dc:date>
    <meta:editing-duration>PT5H43M8S</meta:editing-duration>
    <meta:editing-cycles>69</meta:editing-cycles>
    <meta:document-statistic meta:table-count="0" meta:image-count="16" meta:object-count="0" meta:page-count="5" meta:paragraph-count="38" meta:word-count="182" meta:character-count="1047" meta:non-whitespace-character-count="884"/>
  </office:meta>
</office:document-meta>
</file>